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list-style-name="LFO2" style:family="paragraph"/>
    <style:style style:name="T9" style:parent-style-name="DefaultParagraphFont" style:family="text">
      <style:text-properties fo:font-weight="bold" style:font-weight-asian="bold" style:font-weight-complex="bold"/>
    </style:style>
    <style:style style:name="P10" style:parent-style-name="Normal" style:list-style-name="LFO2" style:family="paragraph"/>
    <style:style style:name="T11" style:parent-style-name="DefaultParagraphFont" style:family="text">
      <style:text-properties fo:font-weight="bold" style:font-weight-asian="bold" style:font-weight-complex="bold"/>
    </style:style>
    <style:style style:name="P12" style:parent-style-name="Normal" style:list-style-name="LFO2" style:family="paragraph"/>
    <style:style style:name="T13" style:parent-style-name="DefaultParagraphFont" style:family="text">
      <style:text-properties fo:font-weight="bold" style:font-weight-asian="bold" style:font-weight-complex="bold"/>
    </style:style>
    <style:style style:name="P14" style:parent-style-name="Normal" style:list-style-name="LFO2" style:family="paragraph"/>
    <style:style style:name="T15" style:parent-style-name="DefaultParagraphFon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Machine Learning Approach for Image-based Entity Extraction Using OCR and Transformer Models</text:p>
      <text:p text:style-name="Normal"><draw:custom-shape svg:x="0in" svg:y="0in" svg:width="45.51042in" svg:height="0.00139in" draw:z-index="0" draw:id="id0" draw:style-name="a0" draw:name="Horizontal Line 19" text:anchor-type="as-char"><svg:title/><svg:desc/><draw:enhanced-geometry draw:type="non-primitive" svg:viewBox="0 0 21600 21600" draw:enhanced-path="M 0 0 L 21600 0 21600 21600 0 21600 Z N"/></draw:custom-shape></text:p>
      <text:p text:style-name="P2">1. Introduction</text:p>
      <text:p text:style-name="Normal">This project tackles the problem of entity extraction from image-based data. The key challenge is to extract meaningful textual information from images and use it as context to predict specific entity values. The project utilizes Optical Character Recognition (OCR) to extract text from images and employs a transformer-based model (T5) for the sequence-to-sequence task of predicting entity values from the extracted text.</text:p>
      <text:p text:style-name="Normal"><draw:custom-shape svg:x="0in" svg:y="0in" svg:width="45.51042in" svg:height="0.00139in" draw:z-index="0" draw:id="id1" draw:style-name="a1" draw:name="Horizontal Line 20" text:anchor-type="as-char"><svg:title/><svg:desc/><draw:enhanced-geometry draw:type="non-primitive" svg:viewBox="0 0 21600 21600" draw:enhanced-path="M 0 0 L 21600 0 21600 21600 0 21600 Z N"/></draw:custom-shape></text:p>
      <text:p text:style-name="P3">2. Approach</text:p>
      <text:p text:style-name="Normal">The solution consists of two main components:<text:s/><text:span text:style-name="T4">text extraction from images</text:span><text:s/>and<text:s/><text:span text:style-name="T5">fine-tuning a transformer model</text:span><text:s/>to generate the correct entity values based on the extracted text.</text:p>
      <text:p text:style-name="P6">2.1 Data Preparation and Text Extraction</text:p>
      <text:p text:style-name="Normal">The dataset consists of image URLs, entity names (which are the questions), and their corresponding target entity values. The first stage involves downloading images from the provided URLs and applying OCR using the EasyOCR library to extract text from each image. This extracted text is then combined with a corresponding question (in the form of "What is the [Entity Name]?") to create an input sentence. These input sentences, paired with the target entity values, form the dataset used for model training.</text:p>
      <text:p text:style-name="Normal">For instance, if the entity is "Product Price" and the image contains a receipt, the extracted text from the receipt will be paired with the question "What is the Product Price?" The answer will be the price value, and this question-answer pair is used to fine-tune the transformer model.</text:p>
      <text:p text:style-name="P7">2.2 Model Training and Fine-tuning</text:p>
      <text:p text:style-name="Normal">A pre-trained FLAN-T5 model is fine-tuned on this dataset. The model takes the OCR-extracted text as context and the corresponding question (e.g., "What is the Product Price?") as input to generate the correct entity value. The T5 model, being a sequence-to-sequence architecture, is particularly suitable for this task as it is designed to handle both input and output in the form of text.</text:p>
      <text:p text:style-name="Normal">Key steps during the training process include:</text:p>
      <text:list text:style-name="LFO2" text:continue-numbering="true">
        <text:list-item>
          <text:p text:style-name="P8"><text:span text:style-name="T9">Tokenization</text:span>: The input sentences (context + question) and target values are tokenized using the T5 tokenizer. The target values are handled carefully, with padding tokens being masked so they don’t affect the loss function.</text:p>
        </text:list-item>
        <text:list-item>
          <text:p text:style-name="P10"><text:span text:style-name="T11">Data Handling</text:span>: The dataset is split into training (90%) and validation (10%) sets to monitor performance during training.</text:p>
        </text:list-item>
        <text:list-item>
          <text:p text:style-name="P12"><text:span text:style-name="T13">Gradient Management</text:span>: Techniques like gradient checkpointing and gradient clipping are used to optimize memory usage and avoid issues like gradient explosion, making the model training process efficient.</text:p>
        </text:list-item>
        <text:list-item>
          <text:p text:style-name="P14"><text:span text:style-name="T15">Fine-tuning</text:span>: The model is fine-tuned using the AdamW optimizer for several epochs, adjusting weights to minimize the loss function.</text:p>
        </text:list-item>
      </text:list>
      <text:p text:style-name="P16">2.3 Model Evaluation and Validation</text:p>
      <text:soft-page-break/>
      <text:p text:style-name="Normal">After each epoch, the model is evaluated using the validation set. During validation, the model generates predictions for the questions based on the extracted text. These predictions are compared against the ground-truth entity values to compute the validation loss and accuracy.</text:p>
      <text:p text:style-name="Normal">By iterating through the training process, the model learns to accurately predict the entity values from the image-extracted text. The accuracy and validation loss are recorded after each epoch to track performance.</text:p>
      <text:p text:style-name="Normal"><draw:custom-shape svg:x="0in" svg:y="0in" svg:width="45.51042in" svg:height="0.00139in" draw:z-index="0" draw:id="id2" draw:style-name="a2" draw:name="Horizontal Line 21" text:anchor-type="as-char"><svg:title/><svg:desc/><draw:enhanced-geometry draw:type="non-primitive" svg:viewBox="0 0 21600 21600" draw:enhanced-path="M 0 0 L 21600 0 21600 21600 0 21600 Z N"/></draw:custom-shape></text:p>
      <text:p text:style-name="P17">3. Conclusion</text:p>
      <text:p text:style-name="Normal">This project successfully demonstrates the use of OCR and a transformer-based model to extract and predict entity values from images. The combination of OCR-extracted text and the T5 model allows for flexible, accurate entity extraction, even in cases where the textual context is derived from complex images. The training process shows promising results, with the model effectively learning to generate the correct entity values.</text:p>
      <text:p text:style-name="Normal">In future work, improvements could be made by using more advanced OCR techniques or employing data augmentation to handle edge cases like poor-quality images. Increasing the size and variety of the training dataset could also improve the model's robustness in real-world application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ohit yadav</meta:initial-creator>
    <dc:creator>Rohit yadav</dc:creator>
    <meta:creation-date>2024-09-16T03:29:00Z</meta:creation-date>
    <dc:date>2024-09-16T03:36:00Z</dc:date>
    <meta:template xlink:href="Normal" xlink:type="simple"/>
    <meta:editing-cycles>4</meta:editing-cycles>
    <meta:editing-duration>PT360S</meta:editing-duration>
    <meta:document-statistic meta:page-count="2" meta:paragraph-count="7" meta:word-count="594" meta:character-count="3979" meta:row-count="28" meta:non-whitespace-character-count="3392"/>
  </office:meta>
</office:document-meta>
</file>